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9.86895833333333cm"/>
    </style:style>
    <style:style style:name="co3" style:family="table-column">
      <style:table-column-properties fo:break-before="auto" style:column-width="5.76791666666667cm"/>
    </style:style>
    <style:style style:name="co4" style:family="table-column">
      <style:table-column-properties fo:break-before="auto" style:column-width="6.985cm"/>
    </style:style>
    <style:style style:name="co5" style:family="table-column">
      <style:table-column-properties fo:break-before="auto" style:column-width="3.730625cm"/>
    </style:style>
    <style:style style:name="co6" style:family="table-column">
      <style:table-column-properties fo:break-before="auto" style:column-width="4.49791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0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Http Method</text:p>
          </table:table-cell>
          <table:table-cell office:value-type="string" table:style-name="ce2">
            <text:p>URI</text:p>
          </table:table-cell>
          <table:table-cell office:value-type="string" table:style-name="ce2">
            <text:p>Accept</text:p>
          </table:table-cell>
          <table:table-cell office:value-type="string" table:style-name="ce2">
            <text:p>Returns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Implementation Statu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explosive/:type</text:p>
          </table:table-cell>
          <table:table-cell office:value-type="string" table:style-name="ce2">
            <text:p>application/json</text:p>
          </table:table-cell>
          <table:table-cell office:value-type="string" table:style-name="ce2">
            <text:p>All explosives for type {type}</text:p>
          </table:table-cell>
          <table:table-cell office:value-type="string" table:style-name="ce2">
            <text:p>200, 404, 500</text:p>
          </table:table-cell>
          <table:table-cell office:value-type="string" table:style-name="ce2">
            <text:p>Not read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explosive/types</text:p>
          </table:table-cell>
          <table:table-cell office:value-type="string" table:style-name="ce2">
            <text:p>application/json</text:p>
          </table:table-cell>
          <table:table-cell office:value-type="string" table:style-name="ce2">
            <text:p>All available types</text:p>
          </table:table-cell>
          <table:table-cell office:value-type="string" table:style-name="ce2">
            <text:p>200, 500</text:p>
          </table:table-cell>
          <table:table-cell office:value-type="string" table:style-name="ce2">
            <text:p>Not read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explosive/type?query</text:p>
          </table:table-cell>
          <table:table-cell office:value-type="string" table:style-name="ce2">
            <text:p>application/json</text:p>
          </table:table-cell>
          <table:table-cell office:value-type="string" table:style-name="ce2">
            <text:p>Find explosive by attribute</text:p>
          </table:table-cell>
          <table:table-cell office:value-type="string" table:style-name="ce2">
            <text:p>200, 400, 404, 500</text:p>
          </table:table-cell>
          <table:table-cell office:value-type="string" table:style-name="ce2">
            <text:p>Not read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explosive</text:p>
          </table:table-cell>
          <table:table-cell office:value-type="string" table:style-name="ce2">
            <text:p>application/json</text:p>
          </table:table-cell>
          <table:table-cell office:value-type="string" table:style-name="ce2">
            <text:p>Payload of created explosive</text:p>
          </table:table-cell>
          <table:table-cell office:value-type="string" table:style-name="ce2">
            <text:p>201, 400, 500</text:p>
          </table:table-cell>
          <table:table-cell office:value-type="string" table:style-name="ce2">
            <text:p>Not read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ut</text:p>
          </table:table-cell>
          <table:table-cell office:value-type="string" table:style-name="ce2">
            <text:p>/explosive/model</text:p>
          </table:table-cell>
          <table:table-cell office:value-type="string" table:style-name="ce2">
            <text:p>application/json</text:p>
          </table:table-cell>
          <table:table-cell office:value-type="string" table:style-name="ce2">
            <text:p>Updates the explosive with attribute</text:p>
          </table:table-cell>
          <table:table-cell office:value-type="string" table:style-name="ce2">
            <text:p>200,400, 500</text:p>
          </table:table-cell>
          <table:table-cell office:value-type="string" table:style-name="ce2">
            <text:p>Not read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elete</text:p>
          </table:table-cell>
          <table:table-cell office:value-type="string" table:style-name="ce2">
            <text:p>/explosive/:attribute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204, 500</text:p>
          </table:table-cell>
          <table:table-cell office:value-type="string" table:style-name="ce2">
            <text:p>Not read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explosive/:type/?page=n&amp;size=1</text:p>
          </table:table-cell>
          <table:table-cell office:value-type="string" table:style-name="ce2">
            <text:p>application/json</text:p>
          </table:table-cell>
          <table:table-cell office:value-type="string" table:style-name="ce2">
            <text:p>List of explosives</text:p>
          </table:table-cell>
          <table:table-cell office:value-type="string" table:style-name="ce2">
            <text:p>200, 400</text:p>
          </table:table-cell>
          <table:table-cell office:value-type="string" table:style-name="ce2">
            <text:p>Not ready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Details mockup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3">
            <text:p><text:a xlink:href="https://github.com/thebravoman/software_engineering_2016/blob/master/node-react-second-term-projects/A_01_Alexander_Stoqnov_13_Ivo_Stefanov.html">https://github.com/thebravoman/software_engineering_2016/blob/master/node-react-second-term-projects/A_01_Alexander_Stoqnov_13_Ivo_Stefanov.html</text:a>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List mockup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3">
            <text:p><text:a xlink:href="https://github.com/thebravoman/software_engineering_2016/blob/master/node-react-second-term-projects/A_01_Alexander_Stoqnov_13_Ivo_Stefanov_list.html">https://github.com/thebravoman/software_engineering_2016/blob/master/node-react-second-term-projects/A_01_Alexander_Stoqnov_13_Ivo_Stefanov_list.html</text:a>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Payload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3">
            <text:p><text:a xlink:href="https://github.com/thebravoman/software_engineering_2016/blob/master/node-react-second-term-projects/A_01_Alexander_Stoqnov_13_Ivo_Stefanov.json">https://github.com/thebravoman/software_engineering_2016/blob/master/node-react-second-term-projects/A_01_Alexander_Stoqnov_13_Ivo_Stefanov.json</text:a></text:p>
          </table:table-cell>
          <table:table-cell table:number-columns-repeated="16382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lsyser</meta:initial-creator>
    <dc:creator>Ivo</dc:creator>
    <meta:creation-date>2017-03-02T18:09:46Z</meta:creation-date>
    <dc:date>2017-03-15T21:58:12Z</dc:date>
    <meta:editing-cycles>2</meta:editing-cycles>
    <meta:editing-duration>PT154S</meta:editing-duration>
  </office:meta>
</office:document-meta>
</file>